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Burning Wrath" svg:font-family="'Burning Wrath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2a6099" loext:fill-use-slide-background="false" draw:opacity="100%" draw:opacity-name="Transparency_20_49" draw:textarea-vertical-align="middle" fo:min-height="8.75cm" draw:shadow="visible"/>
      <style:paragraph-properties style:writing-mode="lr-tb"/>
    </style:style>
    <style:style style:name="gr2" style:family="graphic" style:parent-style-name="standard">
      <style:graphic-properties draw:stroke="solid" svg:stroke-color="#000000" svg:stroke-opacity="100%" draw:stroke-linejoin="bevel" svg:stroke-linecap="round" draw:fill="none" loext:fill-use-slide-background="false" draw:opacity="0%" draw:opacity-name="" draw:textarea-horizontal-align="justify" draw:textarea-vertical-align="middle" draw:auto-grow-height="false" fo:min-height="11.35cm" fo:min-width="19cm" draw:shadow="hidden" loext:shadow-blur="0cm" loext:glow-radius="0.141cm" loext:glow-transparency="100%" loext:softedge-radius="0.071cm"/>
    </style:style>
    <style:style style:name="P1" style:family="paragraph">
      <style:paragraph-properties fo:text-align="center"/>
      <style:text-properties style:font-name="Burning Wrath" fo:font-size="98pt" style:font-size-asian="98pt" style:font-size-complex="98pt"/>
    </style:style>
    <style:style style:name="P2" style:family="paragraph">
      <loext:graphic-properties draw:fill="solid" draw:fill-color="#2a6099" draw:opacity="100%" draw:opacity-name="Transparency_20_49"/>
      <style:paragraph-properties fo:text-align="center"/>
      <style:text-properties style:font-name="Burning Wrath" fo:font-size="98pt" style:font-size-asian="98pt" style:font-size-complex="98pt"/>
    </style:style>
    <style:style style:name="P3" style:family="paragraph">
      <loext:graphic-properties draw:fill="none" draw:opacity="0%"/>
      <style:paragraph-properties fo:margin-top="0cm" fo:margin-bottom="0.1cm" fo:text-align="center"/>
    </style:style>
    <style:style style:name="T1" style:family="text">
      <style:text-properties style:font-name="Burning Wrath" fo:font-size="98pt" style:font-size-asian="98pt" style:font-size-complex="98pt"/>
    </style:style>
    <style:style style:name="T2" style:family="text">
      <style:text-properties fo:color="#000000" loext:opacity="100%" style:font-name="Liberation Sans1" fo:font-size="98pt" style:font-size-asian="98pt" style:font-size-complex="9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2" draw:layer="layout" svg:width="20.5cm" svg:height="9cm" svg:x="4.75cm" svg:y="6cm">
          <draw:text-box>
            <text:p text:style-name="P1"><text:span text:style-name="T1">YRR</text:span></text:p>
            <text:p text:style-name="P1"><text:span text:style-name="T2">GAMES</text:span></text:p>
          </draw:text-box>
        </draw:frame>
        <draw:custom-shape draw:style-name="gr2" draw:text-style-name="P3" draw:layer="layout" svg:width="19.5cm" svg:height="11.6cm" svg:x="5.75cm" svg:y="7.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Burning Wrath" svg:font-family="'Burning Wrath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opacity draw:name="Transparency_20_1" draw:display-name="Transparency 1" draw:style="axial" draw:start="100%" draw:end="0%" draw:angle="0deg" draw:border="0%"/>
    <draw:opacity draw:name="Transparency_20_10" draw:display-name="Transparency 10" draw:style="axial" draw:start="75%" draw:end="0%" draw:angle="0deg" draw:border="20%"/>
    <draw:opacity draw:name="Transparency_20_11" draw:display-name="Transparency 11" draw:style="axial" draw:start="70%" draw:end="0%" draw:angle="0deg" draw:border="20%"/>
    <draw:opacity draw:name="Transparency_20_12" draw:display-name="Transparency 12" draw:style="axial" draw:start="65%" draw:end="0%" draw:angle="0deg" draw:border="20%"/>
    <draw:opacity draw:name="Transparency_20_13" draw:display-name="Transparency 13" draw:style="axial" draw:start="60%" draw:end="0%" draw:angle="0deg" draw:border="20%"/>
    <draw:opacity draw:name="Transparency_20_14" draw:display-name="Transparency 14" draw:style="axial" draw:start="60%" draw:end="5%" draw:angle="0deg" draw:border="20%"/>
    <draw:opacity draw:name="Transparency_20_15" draw:display-name="Transparency 15" draw:style="axial" draw:start="60%" draw:end="10%" draw:angle="0deg" draw:border="20%"/>
    <draw:opacity draw:name="Transparency_20_16" draw:display-name="Transparency 16" draw:style="axial" draw:start="60%" draw:end="15%" draw:angle="0deg" draw:border="20%"/>
    <draw:opacity draw:name="Transparency_20_17" draw:display-name="Transparency 17" draw:style="axial" draw:start="60%" draw:end="20%" draw:angle="0deg" draw:border="20%"/>
    <draw:opacity draw:name="Transparency_20_18" draw:display-name="Transparency 18" draw:style="axial" draw:start="60%" draw:end="25%" draw:angle="0deg" draw:border="20%"/>
    <draw:opacity draw:name="Transparency_20_19" draw:display-name="Transparency 19" draw:style="axial" draw:start="60%" draw:end="30%" draw:angle="0deg" draw:border="20%"/>
    <draw:opacity draw:name="Transparency_20_2" draw:display-name="Transparency 2" draw:style="axial" draw:start="100%" draw:end="0%" draw:angle="0deg" draw:border="5%"/>
    <draw:opacity draw:name="Transparency_20_20" draw:display-name="Transparency 20" draw:style="axial" draw:start="60%" draw:end="35%" draw:angle="0deg" draw:border="20%"/>
    <draw:opacity draw:name="Transparency_20_21" draw:display-name="Transparency 21" draw:style="axial" draw:start="60%" draw:end="40%" draw:angle="0deg" draw:border="20%"/>
    <draw:opacity draw:name="Transparency_20_22" draw:display-name="Transparency 22" draw:style="axial" draw:start="60%" draw:end="45%" draw:angle="0deg" draw:border="20%"/>
    <draw:opacity draw:name="Transparency_20_23" draw:display-name="Transparency 23" draw:style="axial" draw:start="60%" draw:end="50%" draw:angle="0deg" draw:border="20%"/>
    <draw:opacity draw:name="Transparency_20_24" draw:display-name="Transparency 24" draw:style="axial" draw:start="60%" draw:end="55%" draw:angle="0deg" draw:border="20%"/>
    <draw:opacity draw:name="Transparency_20_25" draw:display-name="Transparency 25" draw:style="axial" draw:start="60%" draw:end="60%" draw:angle="0deg" draw:border="20%"/>
    <draw:opacity draw:name="Transparency_20_26" draw:display-name="Transparency 26" draw:style="axial" draw:start="60%" draw:end="65%" draw:angle="0deg" draw:border="20%"/>
    <draw:opacity draw:name="Transparency_20_27" draw:display-name="Transparency 27" draw:style="axial" draw:start="60%" draw:end="70%" draw:angle="0deg" draw:border="20%"/>
    <draw:opacity draw:name="Transparency_20_28" draw:display-name="Transparency 28" draw:style="axial" draw:start="60%" draw:end="75%" draw:angle="0deg" draw:border="20%"/>
    <draw:opacity draw:name="Transparency_20_29" draw:display-name="Transparency 29" draw:style="axial" draw:start="60%" draw:end="80%" draw:angle="0deg" draw:border="20%"/>
    <draw:opacity draw:name="Transparency_20_3" draw:display-name="Transparency 3" draw:style="axial" draw:start="100%" draw:end="0%" draw:angle="0deg" draw:border="10%"/>
    <draw:opacity draw:name="Transparency_20_30" draw:display-name="Transparency 30" draw:style="axial" draw:start="60%" draw:end="85%" draw:angle="0deg" draw:border="20%"/>
    <draw:opacity draw:name="Transparency_20_31" draw:display-name="Transparency 31" draw:style="axial" draw:start="60%" draw:end="90%" draw:angle="0deg" draw:border="20%"/>
    <draw:opacity draw:name="Transparency_20_32" draw:display-name="Transparency 32" draw:style="axial" draw:start="60%" draw:end="95%" draw:angle="0deg" draw:border="20%"/>
    <draw:opacity draw:name="Transparency_20_33" draw:display-name="Transparency 33" draw:style="axial" draw:start="60%" draw:end="100%" draw:angle="0deg" draw:border="20%"/>
    <draw:opacity draw:name="Transparency_20_34" draw:display-name="Transparency 34" draw:style="axial" draw:start="55%" draw:end="100%" draw:angle="0deg" draw:border="20%"/>
    <draw:opacity draw:name="Transparency_20_35" draw:display-name="Transparency 35" draw:style="axial" draw:start="50%" draw:end="100%" draw:angle="0deg" draw:border="20%"/>
    <draw:opacity draw:name="Transparency_20_36" draw:display-name="Transparency 36" draw:style="axial" draw:start="45%" draw:end="100%" draw:angle="0deg" draw:border="20%"/>
    <draw:opacity draw:name="Transparency_20_37" draw:display-name="Transparency 37" draw:style="axial" draw:start="40%" draw:end="100%" draw:angle="0deg" draw:border="20%"/>
    <draw:opacity draw:name="Transparency_20_38" draw:display-name="Transparency 38" draw:style="axial" draw:start="35%" draw:end="100%" draw:angle="0deg" draw:border="20%"/>
    <draw:opacity draw:name="Transparency_20_39" draw:display-name="Transparency 39" draw:style="axial" draw:start="30%" draw:end="100%" draw:angle="0deg" draw:border="20%"/>
    <draw:opacity draw:name="Transparency_20_4" draw:display-name="Transparency 4" draw:style="axial" draw:start="100%" draw:end="0%" draw:angle="0deg" draw:border="15%"/>
    <draw:opacity draw:name="Transparency_20_40" draw:display-name="Transparency 40" draw:style="axial" draw:start="25%" draw:end="100%" draw:angle="0deg" draw:border="20%"/>
    <draw:opacity draw:name="Transparency_20_41" draw:display-name="Transparency 41" draw:style="axial" draw:start="20%" draw:end="100%" draw:angle="0deg" draw:border="20%"/>
    <draw:opacity draw:name="Transparency_20_42" draw:display-name="Transparency 42" draw:style="axial" draw:start="15%" draw:end="100%" draw:angle="0deg" draw:border="20%"/>
    <draw:opacity draw:name="Transparency_20_43" draw:display-name="Transparency 43" draw:style="axial" draw:start="10%" draw:end="100%" draw:angle="0deg" draw:border="20%"/>
    <draw:opacity draw:name="Transparency_20_44" draw:display-name="Transparency 44" draw:style="axial" draw:start="5%" draw:end="100%" draw:angle="0deg" draw:border="20%"/>
    <draw:opacity draw:name="Transparency_20_45" draw:display-name="Transparency 45" draw:style="axial" draw:start="0%" draw:end="100%" draw:angle="0deg" draw:border="20%"/>
    <draw:opacity draw:name="Transparency_20_46" draw:display-name="Transparency 46" draw:style="axial" draw:start="0%" draw:end="100%" draw:angle="0deg" draw:border="15%"/>
    <draw:opacity draw:name="Transparency_20_47" draw:display-name="Transparency 47" draw:style="axial" draw:start="0%" draw:end="100%" draw:angle="0deg" draw:border="10%"/>
    <draw:opacity draw:name="Transparency_20_48" draw:display-name="Transparency 48" draw:style="axial" draw:start="0%" draw:end="100%" draw:angle="0deg" draw:border="5%"/>
    <draw:opacity draw:name="Transparency_20_49" draw:display-name="Transparency 49" draw:style="axial" draw:start="0%" draw:end="100%" draw:angle="0deg" draw:border="0%"/>
    <draw:opacity draw:name="Transparency_20_5" draw:display-name="Transparency 5" draw:style="axial" draw:start="100%" draw:end="0%" draw:angle="0deg" draw:border="20%"/>
    <draw:opacity draw:name="Transparency_20_6" draw:display-name="Transparency 6" draw:style="axial" draw:start="95%" draw:end="0%" draw:angle="0deg" draw:border="20%"/>
    <draw:opacity draw:name="Transparency_20_7" draw:display-name="Transparency 7" draw:style="axial" draw:start="90%" draw:end="0%" draw:angle="0deg" draw:border="20%"/>
    <draw:opacity draw:name="Transparency_20_8" draw:display-name="Transparency 8" draw:style="axial" draw:start="85%" draw:end="0%" draw:angle="0deg" draw:border="20%"/>
    <draw:opacity draw:name="Transparency_20_9" draw:display-name="Transparency 9" draw:style="axial" draw:start="80%" draw:end="0%" draw:angle="0deg" draw:border="2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1-24T17:51:19.631000000</meta:creation-date>
    <dc:date>2022-11-24T18:07:36.375000000</dc:date>
    <meta:editing-duration>PT16M16S</meta:editing-duration>
    <meta:editing-cycles>2</meta:editing-cycles>
    <meta:generator>LibreOffice/7.4.1.2$Windows_X86_64 LibreOffice_project/3c58a8f3a960df8bc8fd77b461821e42c061c5f0</meta:generator>
    <meta:document-statistic meta:object-count="2"/>
  </office:meta>
</office:document-meta>
</file>